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nstall remmina client</text:p>
      <text:p text:style-name="Standard">sudo apt-get install remmina</text:p>
      <text:p text:style-name="Standard"/>
      <text:p text:style-name="Standard"/>
      <text:p text:style-name="Standard">Install vnc server</text:p>
      <text:p text:style-name="Standard"/>
      <text:p text:style-name="Standard">_https://www.digitalocean.com/community/tutorials/how-to-install-and-configure-vnc-on-ubuntu-14-04</text:p>
      <text:p text:style-name="Standard"/>
      <text:p text:style-name="Standard">sudo apt-get install openssh-server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08T14:03:29.59</meta:creation-date>
    <dc:date>2017-01-08T14:24:10.19</dc:date>
    <meta:editing-duration>PT20M40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5" meta:word-count="15" meta:character-count="201"/>
  </office:meta>
</office:document-meta>
</file>